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list-style-name="L1"/>
    <style:style style:name="P2" style:family="paragraph" style:list-style-name="L3"/>
    <style:style style:name="P3" style:family="paragraph">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4">Recommended Reminders Work Flow</text:h>
      <text:p text:style-name="Standard">To maximize the time required to maintain expired memberships the following steps are recommended:</text:p>
      <text:p text:style-name="Standard"/>
      <text:list xml:id="list1650544029" text:style-name="L1">
        <text:list-item>
          <text:p>Select 'Reminders → Print Labels and Letters' and, if present, <text:s/>click the 'List and Delete Items' button to delete all existing entires in the labels and letters print queue.</text:p>
        </text:list-item>
        <text:list-item>
          <text:p>Select 'Reminders → Display Expired' to list all expired members.</text:p>
        </text:list-item>
        <text:list-item>
          <text:p>Review the resulting list to make sure that either or both of the check boxes for Email or Mail are available. <text:s/>Update the member record(s) by clicking the MCID link to correct the email and/or mailing information to allow reminders to be sent. <text:s/>Mark the member record inactive if there is no obvious method (i.e. no mailing address information or email address) to communicate with them.</text:p>
        </text:list-item>
        <text:list-item>
          <text:p>Review the expired listing and check off all records that are candidates for marking as 'Inactive' and click the 'Make Inactive' button at the bottom of the column. </text:p>
        </text:list-item>
        <text:list-item>
          <text:p>Review the resulting listing and check all those that are candidates for sending an email reminder number one (usually those without any prior reminders.) <text:s/>Click the 'Send Email' button at the bottom of the column, select the appropriate email template and complete the sending process. A copy of the email and a list of all those is was sent to is available for review using 'Reports → Mail Log Viewer'. <text:s/>Also, each members correspondence log is updated with the date, time and subject line of the email notice that was sent.</text:p>
        </text:list-item>
        <text:list-item>
          <text:p>Perform the previous step for each of the other for email reminders number 2 and Final using the appropriate email templates for each.</text:p>
        </text:list-item>
        <text:list-item>
          <text:p>Those remaining on the expired list should now (usually) be those that are to be mailed either a postcard or a reminder form letter. <text:s/></text:p>
        </text:list-item>
        <text:list-item>
          <text:p>Check off all those to be sent a post card (usually those without any prior reminder) and click the 'Send Mail' button at the bottom of the column. </text:p>
        </text:list-item>
        <text:list-item>
          <text:p>Select the 'Reminders → Print Labels and Letters' menu item and print the labels just produced. Enter the number of 'blank' labels for a partially used first page and print these labels. <text:s/>Delete the printed labels when finished. <text:s/>Each members correspondence log is updated with the date, time and note that the notice was printed.</text:p>
        </text:list-item>
        <text:list-item>
          <text:p>Select 'Reminders → Display Expired' to list the remaining records. <text:s/>Check off all those that need to be send the reminder form letter (hopefully all those that remain) and click the 'Send Mail' button at the bottom of the column and select the appropriate template for the form letter.</text:p>
        </text:list-item>
        <text:list-item>
          <text:p>Select the 'Reminders → Print Labels and Letters' menu item to list all the queued items to be printed. <text:s/>Select the ''Include letterhead image in output' if the logo is to be printed.</text:p>
        </text:list-item>
        <text:list-item>
          <text:p>Finally, delete the items just printed from the 'Labels and Letters' print queue.</text:p>
        </text:list-item>
      </text:list>
      <text:p text:style-name="Standard"/>
      <text:p text:style-name="Standard">This process should be done periodically – usually at least weekly – to keep the database up to date. <text:s/>The same process should be applied to volunteers and donors as well.</text:p>
      <text:p text:style-name="Standard"/>
      <text:p text:style-name="Standard">Here are some import time periods to remember:</text:p>
      <text:list xml:id="list460783608" text:style-name="L3">
        <text:list-item>
          <text:p>Expiration of Inactive members for deletion from the database: 90 days.</text:p>
        </text:list-item>
        <text:list-item>
          <text:p>Expiration of Active membership period: 11 months</text:p>
        </text:list-item>
        <text:list-item>
          <text:p>Display of member on expired listing: 10 days</text:p>
        </text:list-item>
      </text:list>
      <text:p text:style-name="Standard">If a member has been marked as 'Inactive' through the reminders process, they will automatically become 'Active' again if any donation or dues payment is received prior to their deletion deadline.</text:p>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4-03-31T16:16:16</meta:creation-date>
    <dc:date>2014-03-31T16:17:46</dc:date>
    <dc:creator>Dave Klinzman</dc:creator>
    <meta:editing-duration>P0D</meta:editing-duration>
    <meta:editing-cycles>1</meta:editing-cycles>
    <meta:document-statistic meta:table-count="0" meta:image-count="0" meta:object-count="0" meta:page-count="1" meta:paragraph-count="20" meta:word-count="578" meta:character-count="3354" meta:non-whitespace-character-count="2797"/>
    <meta:generator>LibreOffice/3.5$Linux_X86_64 LibreOffice_project/350m1$Build-2</meta:generator>
  </office:meta>
</office:document-meta>
</file>